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c52" officeooo:paragraph-rsid="00040c52"/>
    </style:style>
    <style:style style:name="P2" style:family="paragraph" style:parent-style-name="Standard">
      <style:text-properties officeooo:rsid="00040c52" officeooo:paragraph-rsid="00059897"/>
    </style:style>
    <style:style style:name="P3" style:family="paragraph" style:parent-style-name="Standard">
      <style:text-properties officeooo:rsid="00046a84" officeooo:paragraph-rsid="00046a84"/>
    </style:style>
    <style:style style:name="P4" style:family="paragraph" style:parent-style-name="Standard">
      <style:text-properties fo:font-weight="bold" officeooo:rsid="00040c52" officeooo:paragraph-rsid="00040c5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officeooo:rsid="00059897" officeooo:paragraph-rsid="000598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dee7e5" loext:char-shading-value="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9897" style:font-weight-asian="normal" style:font-weight-complex="normal"/>
    </style:style>
    <style:style style:name="T5" style:family="text">
      <style:text-properties officeooo:rsid="00046a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e </text:p>
      <text:p text:style-name="P1"/>
      <text:p text:style-name="P1">Clock </text:p>
      <text:p text:style-name="P1"/>
      <text:p text:style-name="P4"><text:span text:style-name="T5">T</text:span>ime complexity : </text:p>
      <text:p text:style-name="P1"/>
      <text:p text:style-name="P1"><text:span text:style-name="T1">Note : </text:span>Relation btw <text:span text:style-name="T1">Input </text:span>size and Running Time (<text:span text:style-name="T3">Operation)</text:span></text:p>
      <text:p text:style-name="P3"><text:span text:style-name="T3">it is define as the</text:span><text:span text:style-name="T2"> number of times a particular instruction set is executed</text:span><text:span text:style-name="T3"> rather than the total time taken.</text:span></text:p>
      <text:p text:style-name="P3"><text:span text:style-name="T3"/></text:p>
      <text:p text:style-name="P3"><text:span text:style-name="T3">Total time taken depends on compiler used, the processor’s speed , etc.........</text:span></text:p>
      <text:p text:style-name="P3"><text:span text:style-name="T3"/></text:p>
      <text:p text:style-name="P5">space Complexity :</text:p>
      <text:p text:style-name="P3"><text:span text:style-name="T3">it is the total memory space required by the program for it’s execution </text:span></text:p>
      <text:p text:style-name="P1"><text:span text:style-name="T1"/></text:p>
      <text:p text:style-name="P1"><text:span text:style-name="T1">main</text:span><text:span text:style-name="T3">(){</text:span></text:p>
      <text:p text:style-name="P1"><text:span text:style-name="T3">print(“value) <text:s/>-------------- 1 unit</text:span></text:p>
      <text:p text:style-name="P1"><text:span text:style-name="T3">}</text:span></text:p>
      <text:p text:style-name="P1"><text:span text:style-name="T3"/></text:p>
      <text:p text:style-name="P1"><text:span text:style-name="T1">main</text:span><text:span text:style-name="T3">(){</text:span></text:p>
      <text:p text:style-name="P1"><text:span text:style-name="T3">print(“value) <text:s/>-------------- 1 unit</text:span></text:p>
      <text:p text:style-name="P1"><text:span text:style-name="T3">print(value2)---------------- 1 unit</text:span></text:p>
      <text:p text:style-name="P1"><text:span text:style-name="T3">}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pan text:style-name="T3">time Complexity</text:span></text:p>
      <text:p text:style-name="P2"><text:span text:style-name="T4">Operation</text:span><text:span text:style-name="T3"> <text:s text:c="3"/>----------&gt; input </text:span><text:span text:style-name="T4">size</text:span></text:p>
      <text:p text:style-name="P1"><text:span text:style-name="T3"/></text:p>
      <text:p text:style-name="P6"><text:span text:style-name="T3">O( 1) &lt; O(logn ) &lt; O(n ) &lt; O(nlogn ) &lt; O(n^c ) &lt;O(c^n) &lt; O(n!)</text:span></text:p>
      <text:p text:style-name="P1"><text:span text:style-name="T3"/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08:58:55.809254037</meta:creation-date>
    <dc:date>2023-07-17T14:58:48.849464463</dc:date>
    <meta:editing-duration>P1DT5H28M2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102" meta:character-count="603" meta:non-whitespace-character-count="511"/>
  </office:meta>
</office:document-meta>
</file>